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f4a" officeooo:paragraph-rsid="0015ef4a" style:font-weight-asian="bold" style:font-weight-complex="bold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bold" officeooo:rsid="0034ec97" officeooo:paragraph-rsid="0034ec97" style:font-weight-asian="bold" style:font-weight-complex="bold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bold" officeooo:rsid="0035aa6e" officeooo:paragraph-rsid="0035aa6e" style:font-weight-asian="bold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weight="bold" officeooo:rsid="0035b08a" officeooo:paragraph-rsid="0035b08a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0550f" officeooo:paragraph-rsid="0040550f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503d" officeooo:paragraph-rsid="0043503d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c4cd" officeooo:paragraph-rsid="0043c4cd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6b88c" officeooo:paragraph-rsid="0046b88c" style:font-weight-asian="bold" style:font-weight-complex="bold"/>
    </style:style>
    <style:style style:name="P11" style:family="paragraph" style:parent-style-name="Standard">
      <style:text-properties officeooo:rsid="001ac231" officeooo:paragraph-rsid="001ac231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1fe901" officeooo:paragraph-rsid="001fe901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2472f8" officeooo:paragraph-rsid="002472f8"/>
    </style:style>
    <style:style style:name="P14" style:family="paragraph" style:parent-style-name="Standard">
      <loext:graphic-properties draw:fill="none"/>
      <style:paragraph-properties fo:background-color="transparent"/>
      <style:text-properties officeooo:rsid="0027505c" officeooo:paragraph-rsid="0027505c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28bb4f" officeooo:paragraph-rsid="0028bb4f"/>
    </style:style>
    <style:style style:name="P16" style:family="paragraph" style:parent-style-name="Standard">
      <loext:graphic-properties draw:fill="none"/>
      <style:paragraph-properties fo:background-color="transparent"/>
      <style:text-properties officeooo:rsid="002c801f" officeooo:paragraph-rsid="002c801f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2e5455" officeooo:paragraph-rsid="002e5455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04461" officeooo:paragraph-rsid="00304461"/>
    </style:style>
    <style:style style:name="P19" style:family="paragraph" style:parent-style-name="Standard">
      <loext:graphic-properties draw:fill="none"/>
      <style:paragraph-properties fo:background-color="transparent"/>
      <style:text-properties officeooo:rsid="0031147f" officeooo:paragraph-rsid="0031147f"/>
    </style:style>
    <style:style style:name="P20" style:family="paragraph" style:parent-style-name="Standard">
      <loext:graphic-properties draw:fill="none"/>
      <style:paragraph-properties fo:background-color="transparent"/>
      <style:text-properties officeooo:rsid="0031309f" officeooo:paragraph-rsid="0031309f"/>
    </style:style>
    <style:style style:name="P21" style:family="paragraph" style:parent-style-name="Standard">
      <loext:graphic-properties draw:fill="none"/>
      <style:paragraph-properties fo:background-color="transparent"/>
      <style:text-properties officeooo:rsid="0031d952" officeooo:paragraph-rsid="0031d952"/>
    </style:style>
    <style:style style:name="P22" style:family="paragraph" style:parent-style-name="Standard">
      <loext:graphic-properties draw:fill="none"/>
      <style:paragraph-properties fo:background-color="transparent"/>
      <style:text-properties officeooo:rsid="00321aff" officeooo:paragraph-rsid="00321aff"/>
    </style:style>
    <style:style style:name="P23" style:family="paragraph" style:parent-style-name="Standard">
      <loext:graphic-properties draw:fill="none"/>
      <style:paragraph-properties fo:background-color="transparent"/>
      <style:text-properties officeooo:rsid="0033bde0" officeooo:paragraph-rsid="0033bde0"/>
    </style:style>
    <style:style style:name="P24" style:family="paragraph" style:parent-style-name="Standard">
      <loext:graphic-properties draw:fill="none"/>
      <style:paragraph-properties fo:background-color="transparent"/>
      <style:text-properties officeooo:rsid="00340e6a" officeooo:paragraph-rsid="00340e6a"/>
    </style:style>
    <style:style style:name="P25" style:family="paragraph" style:parent-style-name="Standard">
      <loext:graphic-properties draw:fill="none"/>
      <style:paragraph-properties fo:background-color="transparent"/>
      <style:text-properties officeooo:rsid="0034ec97" officeooo:paragraph-rsid="0034ec97"/>
    </style:style>
    <style:style style:name="P26" style:family="paragraph" style:parent-style-name="Standard">
      <loext:graphic-properties draw:fill="none"/>
      <style:paragraph-properties fo:background-color="transparent"/>
      <style:text-properties fo:font-weight="normal" officeooo:rsid="0035aa6e" officeooo:paragraph-rsid="0035aa6e" style:font-weight-asian="normal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fo:font-weight="normal" officeooo:rsid="0035b08a" officeooo:paragraph-rsid="0035b08a" style:font-weight-asian="normal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ac5ac" officeooo:paragraph-rsid="003ac5ac" style:font-weight-asian="normal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e6f89" officeooo:paragraph-rsid="003e6f89" style:font-weight-asian="normal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40550f" officeooo:paragraph-rsid="0040550f" style:font-weight-asian="normal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0550f" officeooo:paragraph-rsid="0040550f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2140" officeooo:paragraph-rsid="00412140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3ad4" officeooo:paragraph-rsid="00413ad4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503d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6b88c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9e49f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b439a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c7f0e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595d91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59644b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0b06" officeooo:paragraph-rsid="00480b06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2c5c" officeooo:paragraph-rsid="00482c5c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2c5c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b439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01266" officeooo:paragraph-rsid="00501266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3b763" officeooo:paragraph-rsid="0053b763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c9a0" officeooo:paragraph-rsid="0048c94b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c7f0e" officeooo:paragraph-rsid="004c7f0e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95d91" officeooo:paragraph-rsid="0059644b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a8229" officeooo:paragraph-rsid="005a8229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be621" officeooo:paragraph-rsid="005a8229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normal" officeooo:rsid="005d134b" officeooo:paragraph-rsid="005d134b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ed97b" officeooo:paragraph-rsid="005ed97b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f7877" officeooo:paragraph-rsid="005f7877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179fa" officeooo:paragraph-rsid="005f7877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3a164" officeooo:paragraph-rsid="0063a164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52fa5" officeooo:paragraph-rsid="00652fa5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8e467" officeooo:paragraph-rsid="0068e467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a902d" officeooo:paragraph-rsid="006a902d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be934" officeooo:paragraph-rsid="006be934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ec42f" officeooo:paragraph-rsid="006ec42f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701e17" officeooo:paragraph-rsid="00701e17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bold" officeooo:rsid="0048c94b" officeooo:paragraph-rsid="0048c94b" style:font-weight-asian="bold" style:font-weight-complex="bold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8c94b" officeooo:paragraph-rsid="0048c94b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9e49f" officeooo:paragraph-rsid="0049e49f"/>
    </style:style>
    <style:style style:name="P73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ac231" officeooo:paragraph-rsid="001ac231"/>
    </style:style>
    <style:style style:name="P74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fe901" officeooo:paragraph-rsid="001fe901"/>
    </style:style>
    <style:style style:name="P75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5ef4a" officeooo:paragraph-rsid="0015ef4a"/>
    </style:style>
    <style:style style:name="P7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/>
      <style:text-properties fo:font-weight="normal" officeooo:rsid="0040550f" officeooo:paragraph-rsid="0040550f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c231" officeooo:paragraph-rsid="001ac231"/>
    </style:style>
    <style:style style:name="P7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5ef4a" officeooo:paragraph-rsid="0015ef4a"/>
    </style:style>
    <style:style style:name="P7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63ace" officeooo:paragraph-rsid="00163ace"/>
    </style:style>
    <style:style style:name="P8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7acab" officeooo:paragraph-rsid="0017acab"/>
    </style:style>
    <style:style style:name="P8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8ffd9" officeooo:paragraph-rsid="001a8799"/>
    </style:style>
    <style:style style:name="P8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e73ba" officeooo:paragraph-rsid="001e73ba"/>
    </style:style>
    <style:style style:name="P8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fe901" officeooo:paragraph-rsid="001fe901"/>
    </style:style>
    <style:style style:name="P8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5e39" officeooo:paragraph-rsid="00205e39"/>
    </style:style>
    <style:style style:name="P8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cb86" officeooo:paragraph-rsid="0020cb86"/>
    </style:style>
    <style:style style:name="P8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28ee" officeooo:paragraph-rsid="002228ee"/>
    </style:style>
    <style:style style:name="P8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95ec" officeooo:paragraph-rsid="002295ec"/>
    </style:style>
    <style:style style:name="P8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c14b6" officeooo:paragraph-rsid="002c14b6"/>
    </style:style>
    <style:style style:name="P8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8799" officeooo:paragraph-rsid="001a8799"/>
    </style:style>
    <style:style style:name="P9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fo:font-weight="normal" officeooo:rsid="0040550f" officeooo:paragraph-rsid="0040550f" style:font-weight-asian="normal" style:font-weight-complex="normal"/>
    </style:style>
    <style:style style:name="P91" style:family="paragraph" style:parent-style-name="Standard" style:list-style-name="L1">
      <loext:graphic-properties draw:fill="none"/>
      <style:paragraph-properties fo:background-color="transparent"/>
      <style:text-properties officeooo:rsid="001e73ba" officeooo:paragraph-rsid="001e73ba"/>
    </style:style>
    <style:style style:name="P92" style:family="paragraph" style:parent-style-name="Standard" style:list-style-name="L1">
      <loext:graphic-properties draw:fill="none"/>
      <style:paragraph-properties fo:background-color="transparent"/>
      <style:text-properties officeooo:rsid="001fe901" officeooo:paragraph-rsid="001fe901"/>
    </style:style>
    <style:style style:name="P93" style:family="paragraph" style:parent-style-name="Standard" style:list-style-name="L2">
      <loext:graphic-properties draw:fill="none"/>
      <style:paragraph-properties fo:background-color="transparent"/>
      <style:text-properties officeooo:rsid="001fe901" officeooo:paragraph-rsid="001fe901"/>
    </style:style>
    <style:style style:name="P94" style:family="paragraph" style:parent-style-name="Standard" style:list-style-name="L3">
      <loext:graphic-properties draw:fill="none"/>
      <style:paragraph-properties fo:background-color="transparent"/>
      <style:text-properties officeooo:rsid="002472f8" officeooo:paragraph-rsid="002472f8"/>
    </style:style>
    <style:style style:name="P95" style:family="paragraph" style:parent-style-name="Standard" style:list-style-name="L4">
      <loext:graphic-properties draw:fill="none"/>
      <style:paragraph-properties fo:background-color="transparent"/>
      <style:text-properties officeooo:rsid="002472f8" officeooo:paragraph-rsid="002472f8"/>
    </style:style>
    <style:style style:name="P96" style:family="paragraph" style:parent-style-name="Standard" style:list-style-name="L4">
      <loext:graphic-properties draw:fill="none"/>
      <style:paragraph-properties fo:background-color="transparent"/>
      <style:text-properties officeooo:rsid="0025d1c7" officeooo:paragraph-rsid="0025d1c7"/>
    </style:style>
    <style:style style:name="P97" style:family="paragraph" style:parent-style-name="Standard" style:list-style-name="L4">
      <loext:graphic-properties draw:fill="none"/>
      <style:paragraph-properties fo:background-color="transparent"/>
      <style:text-properties officeooo:rsid="0026a215" officeooo:paragraph-rsid="0026a215"/>
    </style:style>
    <style:style style:name="P98" style:family="paragraph" style:parent-style-name="Standard" style:list-style-name="L4">
      <loext:graphic-properties draw:fill="none"/>
      <style:paragraph-properties fo:background-color="transparent"/>
      <style:text-properties officeooo:rsid="0027505c" officeooo:paragraph-rsid="0027505c"/>
    </style:style>
    <style:style style:name="P99" style:family="paragraph" style:parent-style-name="Standard" style:list-style-name="L5">
      <loext:graphic-properties draw:fill="none"/>
      <style:paragraph-properties fo:background-color="transparent"/>
      <style:text-properties officeooo:rsid="002c801f" officeooo:paragraph-rsid="002c801f"/>
    </style:style>
    <style:style style:name="P100" style:family="paragraph" style:parent-style-name="Standard" style:list-style-name="L6">
      <loext:graphic-properties draw:fill="none"/>
      <style:paragraph-properties fo:background-color="transparent"/>
      <style:text-properties officeooo:rsid="00340e6a" officeooo:paragraph-rsid="00340e6a"/>
    </style:style>
    <style:style style:name="P101" style:family="paragraph" style:parent-style-name="Standard" style:list-style-name="L6">
      <loext:graphic-properties draw:fill="none"/>
      <style:paragraph-properties fo:background-color="transparent"/>
      <style:text-properties officeooo:rsid="0034ec97" officeooo:paragraph-rsid="0034ec97"/>
    </style:style>
    <style:style style:name="P102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103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104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105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4e164" officeooo:paragraph-rsid="0044e164" style:font-weight-asian="normal" style:font-weight-complex="normal"/>
    </style:style>
    <style:style style:name="P106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107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108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a8229" officeooo:paragraph-rsid="005a8229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701e17" officeooo:paragraph-rsid="00701e17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75fd7e" officeooo:paragraph-rsid="0075fd7e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773034" officeooo:paragraph-rsid="00773034" style:font-weight-asian="normal" style:font-weight-complex="normal"/>
    </style:style>
    <style:style style:name="P112" style:family="paragraph">
      <style:paragraph-properties fo:text-align="center"/>
    </style:style>
    <style:style style:name="P113" style:family="paragraph">
      <style:text-properties style:text-underline-style="solid" style:text-underline-width="auto" style:text-underline-color="font-color"/>
    </style:style>
    <style:style style:name="P114" style:family="paragraph">
      <loext:graphic-properties draw:fill="none" draw:fill-color="#ffffff"/>
    </style:style>
    <style:style style:name="T1" style:family="text">
      <style:text-properties officeooo:rsid="001a8799"/>
    </style:style>
    <style:style style:name="T2" style:family="text">
      <style:text-properties officeooo:rsid="001e73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4ef"/>
    </style:style>
    <style:style style:name="T5" style:family="text">
      <style:text-properties officeooo:rsid="002472f8"/>
    </style:style>
    <style:style style:name="T6" style:family="text">
      <style:text-properties officeooo:rsid="0027aaf7"/>
    </style:style>
    <style:style style:name="T7" style:family="text">
      <style:text-properties officeooo:rsid="002a51f3"/>
    </style:style>
    <style:style style:name="T8" style:family="text">
      <style:text-properties officeooo:rsid="00304461"/>
    </style:style>
    <style:style style:name="T9" style:family="text">
      <style:text-properties officeooo:rsid="00340e6a"/>
    </style:style>
    <style:style style:name="T10" style:family="text">
      <style:text-properties officeooo:rsid="0034ec9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0550f" style:font-weight-asian="normal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43c4cd" style:font-weight-asian="normal" style:font-weight-complex="normal"/>
    </style:style>
    <style:style style:name="T16" style:family="text">
      <style:text-properties style:text-position="0% 100%" fo:font-weight="normal" officeooo:rsid="0040550f" style:font-weight-asian="normal" style:font-weight-complex="normal"/>
    </style:style>
    <style:style style:name="T17" style:family="text">
      <style:text-properties style:text-position="0% 100%" fo:font-weight="normal" officeooo:rsid="0049c9a0" style:font-weight-asian="normal" style:font-weight-complex="normal"/>
    </style:style>
    <style:style style:name="T18" style:family="text">
      <style:text-properties officeooo:rsid="004b439a"/>
    </style:style>
    <style:style style:name="T19" style:family="text">
      <style:text-properties officeooo:rsid="0051d243"/>
    </style:style>
    <style:style style:name="T20" style:family="text">
      <style:text-properties officeooo:rsid="005f9f03"/>
    </style:style>
    <style:style style:name="T21" style:family="text">
      <style:text-properties officeooo:rsid="00720739"/>
    </style:style>
    <style:style style:name="T22" style:family="text">
      <style:text-properties officeooo:rsid="0078173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position="-33% 58%"/>
    </style:style>
    <style:style style:name="T25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689in" fo:min-width="1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5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898in" fo:min-width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882in" fo:min-width="1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681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862in" fo:min-width="1.0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035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in" fo:min-width="1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102in" fo:min-width="0.8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193in" fo:min-width="0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43in" fo:min-width="1.3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146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15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409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508in" fo:min-width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555in" fo:min-width="1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043in" fo:min-width="1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236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555in" fo:min-width="1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681in" fo:min-width="1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2728in" fo:min-width="1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2862in" fo:min-width="0.6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673in" fo:min-width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484in" fo:min-width="1.5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972in" fo:min-width="1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4354in" fo:min-width="1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102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417in" fo:min-width="0.6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3091in" fo:min-width="0.7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3665in" fo:min-width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3583in" fo:min-width="0.8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24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1835in" fo:min-width="0.6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555in" fo:min-width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299in" fo:min-width="0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1752in" fo:min-width="0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1917in" fo:min-width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909in" fo:min-width="0.6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3535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4799in" fo:min-width="1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justify" draw:textarea-vertical-align="middle" draw:auto-grow-height="false" fo:min-height="0.4484in" fo:min-width="1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3665in" fo:min-width="1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4862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4362in" fo:min-width="1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398in" fo:min-width="1.5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4673in" fo:min-width="1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34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3098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217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3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5236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4228in" fo:min-width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0.9028in" fo:min-width="1.0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928in" fo:min-width="1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128in" fo:min-width="1.1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0508in" fo:min-width="1.2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1575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1071in" fo:min-width="1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justify" draw:textarea-vertical-align="middle" draw:auto-grow-height="false" fo:min-height="1.0484in" fo:min-width="1.7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textarea-horizontal-align="justify" draw:textarea-vertical-align="middle" draw:auto-grow-height="false" fo:min-height="0.7071in" fo:min-width="1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none" svg:stroke-color="#000000" draw:fill="none" draw:fill-color="#ffffff" fo:min-height="0.6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none" svg:stroke-color="#000000" draw:fill="none" draw:fill-color="#ffffff" fo:min-height="0.5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textarea-horizontal-align="justify" draw:textarea-vertical-align="middle" draw:auto-grow-height="false" fo:min-height="0.398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textarea-horizontal-align="justify" draw:textarea-vertical-align="middle" draw:auto-grow-height="false" fo:min-height="0.4925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textarea-horizontal-align="justify" draw:textarea-vertical-align="middle" draw:auto-grow-height="false" fo:min-height="0.2209in" fo:min-width="0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textarea-horizontal-align="justify" draw:textarea-vertical-align="middle" draw:auto-grow-height="false" fo:min-height="0.3161in" fo:min-width="1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textarea-horizontal-align="justify" draw:textarea-vertical-align="middle" draw:auto-grow-height="false" fo:min-height="0.3472in" fo:min-width="1.5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textarea-horizontal-align="justify" draw:textarea-vertical-align="middle" draw:auto-grow-height="false" fo:min-height="0.3661in" fo:min-width="1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textarea-horizontal-align="justify" draw:textarea-vertical-align="middle" draw:auto-grow-height="false" fo:min-height="0.2209in" fo:min-width="0.4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textarea-horizontal-align="justify" draw:textarea-vertical-align="middle" draw:auto-grow-height="false" fo:min-height="0.2252in" fo:min-width="0.7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textarea-horizontal-align="justify" draw:textarea-vertical-align="middle" draw:auto-grow-height="false" fo:min-height="0.1791in" fo:min-width="0.8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textarea-horizontal-align="justify" draw:textarea-vertical-align="middle" draw:auto-grow-height="false" fo:min-height="0.1972in" fo:min-width="0.8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textarea-horizontal-align="justify" draw:textarea-vertical-align="middle" draw:auto-grow-height="false" fo:min-height="0.2945in" fo:min-width="0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textarea-horizontal-align="justify" draw:textarea-vertical-align="middle" draw:auto-grow-height="false" fo:min-height="0.2555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textarea-horizontal-align="justify" draw:textarea-vertical-align="middle" draw:auto-grow-height="false" fo:min-height="0.1744in" fo:min-width="0.6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textarea-horizontal-align="justify" draw:textarea-vertical-align="middle" draw:auto-grow-height="false" fo:min-height="0.1472in" fo:min-width="0.6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textarea-horizontal-align="justify" draw:textarea-vertical-align="middle" draw:auto-grow-height="false" fo:min-height="0.0138in" fo:min-width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textarea-horizontal-align="justify" draw:textarea-vertical-align="middle" draw:auto-grow-height="false" fo:min-height="0.1437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textarea-horizontal-align="justify" draw:textarea-vertical-align="middle" draw:auto-grow-height="false" fo:min-height="0.2327in" fo:min-width="0.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textarea-horizontal-align="justify" draw:textarea-vertical-align="middle" draw:auto-grow-height="false" fo:min-height="0.1835in" fo:min-width="0.8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textarea-horizontal-align="justify" draw:textarea-vertical-align="middle" draw:auto-grow-height="false" fo:min-height="0.1165in" fo:min-width="0.7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textarea-horizontal-align="justify" draw:textarea-vertical-align="middle" draw:auto-grow-height="false" fo:min-height="0.1035in" fo:min-width="0.7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дели данных</text:p>
      <text:p text:style-name="P75">Ревунков Георгий Иванович</text:p>
      <text:p text:style-name="P78">кабинет 905</text:p>
      <text:p text:style-name="P78"/>
      <text:p text:style-name="P78">среда с 15:00</text:p>
      <text:p text:style-name="P78"/>
      <text:p text:style-name="P78">вторник, четверг с 15:00</text:p>
      <text:p text:style-name="P78"/>
      <text:p text:style-name="P79">По <text:span text:style-name="T2">плану</text:span> в 3 семестре access</text:p>
      <text:p text:style-name="P79">В 4 семестре visual studio</text:p>
      <text:p text:style-name="P79"/>
      <text:p text:style-name="P80">Курсовой проект моделирует подход к <text:span text:style-name="T2">бакалаврской</text:span> работе, те создается пояснительная записка и макет. </text:p>
      <text:p text:style-name="P80"/>
      <text:p text:style-name="P81">Макет на access создается в этом сем<text:span text:style-name="T2">е</text:span>стре, а в следующем на visual studio. Домашнее задание будет на основе курсов<text:span text:style-name="T1">ого проекта</text:span>.</text:p>
      <text:p text:style-name="P81"/>
      <text:p text:style-name="P89">Сдавать обязательно копии!</text:p>
      <text:p text:style-name="P81"/>
      <text:p text:style-name="P89">Будут проводиться контрольные работы.</text:p>
      <text:p text:style-name="P81"><text:span text:style-name="T1">Особенное внимание будет уделено информационной модели.</text:span> </text:p>
      <text:p text:style-name="P81"/>
      <text:p text:style-name="P77">В 3 семестре — домашнее задание, в следующем — курсовой проект. </text:p>
      <text:p text:style-name="P77">В 3 <text:span text:style-name="T2">семестре</text:span> зачет по лабораторным работам и диф. Зачет — по практической части, курсовому проекту.</text:p>
      <text:p text:style-name="P11"/>
      <text:p text:style-name="P73">В следующем семестре будет кафедральный зачет по visual studio и экзамен.</text:p>
      <text:p text:style-name="P77"/>
      <text:p text:style-name="P88">Объем: от 6 до 10 сущностей</text:p>
      <text:p text:style-name="P77"/>
      <text:p text:style-name="P82"><text:span text:style-name="T3">Литература</text:span>:</text:p>
      <text:list xml:id="list9031022857109226155" text:style-name="L1">
        <text:list-item>
          <text:p text:style-name="P91">Григорьев Ю.А, Ревунков Г.И «Базы данных»</text:p>
        </text:list-item>
        <text:list-item>
          <text:p text:style-name="P91">Дейт К, Дж. «Введение в системы баз данных» 8-е издание.</text:p>
        </text:list-item>
        <text:list-item>
          <text:p text:style-name="P92">Коноли Томос, Бегг Каролин «Бащы данных. Проектирование, реализация и сопровождение. Теория и практика»</text:p>
        </text:list-item>
      </text:list>
      <text:p text:style-name="P12"/>
      <text:p text:style-name="P74"><text:span text:style-name="T3">Лабораторный практикум</text:span>:</text:p>
      <text:list xml:id="list6827750123909175170" text:style-name="L2">
        <text:list-item>
          <text:p text:style-name="P93">Е.М.Карчевский, Филипов, Филипова «Access 2010 в примерах. Учебное пособие»</text:p>
        </text:list-item>
      </text:list>
      <text:p text:style-name="P74"/>
      <text:p text:style-name="P83"/>
      <text:p text:style-name="P84">Автоматизированные системы — пользователем является человек.</text:p>
      <text:p text:style-name="P85">Автоматизированное — следовательно система решения не принимает. Если система принимает решения — то это автоматическая система. <text:span text:style-name="T4">Возможна система с одним человеком, который принимает решение — автоматизированная система. </text:span></text:p>
      <text:p text:style-name="P85"/>
      <text:p text:style-name="P86">Одна из методик — модель «сущность-связь»</text:p>
      <text:p text:style-name="P87"/>
      <text:p text:style-name="P87"><text:span text:style-name="T3">Пример</text:span>: Спроектировать АИС о поставках для некоторого малого <text:span text:style-name="T5">предприятии</text:span> <text:span text:style-name="T5">в спецификационном (перечисление) варианте (функциональная модель):</text:span></text:p>
      <text:list xml:id="list4414595189275504058" text:style-name="L3">
        <text:list-item>
          <text:p text:style-name="P94">Что товар в поставке (артикул, название, цена единицы, количество)</text:p>
        </text:list-item>
        <text:list-item>
          <text:p text:style-name="P94">Когда и на какой склад выполнена поставка(дата, номер склада, телефон)</text:p>
        </text:list-item>
        <text:list-item>
          <text:p text:style-name="P94"><text:soft-page-break/>Кто выполнил поставку (код поставщика, название поставщика, адрес)</text:p>
        </text:list-item>
      </text:list>
      <text:p text:style-name="P13"/>
      <text:p text:style-name="P13"/>
      <text:p text:style-name="P13">Ограничение предметной области <text:span text:style-name="T6">(набор ограничений)</text:span>:</text:p>
      <text:list xml:id="list5236012276232022312" text:style-name="L4">
        <text:list-item>
          <text:p text:style-name="P95">Одну поставку может выполнить только один поставщик</text:p>
        </text:list-item>
        <text:list-item>
          <text:p text:style-name="P95">Один поставщик может выполнять несколько поставок</text:p>
        </text:list-item>
        <text:list-item>
          <text:p text:style-name="P96">В одной поставке может быть только один тип товара</text:p>
        </text:list-item>
        <text:list-item>
          <text:p text:style-name="P97">Один товар может быть в разных поставках</text:p>
        </text:list-item>
        <text:list-item>
          <text:p text:style-name="P98">Одна поставка может выполняться только на один склад</text:p>
        </text:list-item>
      </text:list>
      <text:p text:style-name="P14"/>
      <text:p text:style-name="P15">Проектирование информационной модели ПО(предметной области)</text:p>
      <text:p text:style-name="P15">инструмент проектирования → модель сущнотсь-связь (<text:span text:style-name="T7">Er — модель)</text:span></text:p>
      <text:p text:style-name="P15"/>
      <text:p text:style-name="P16">Язык, на котором ведется проектирование — естественный язык</text:p>
      <text:p text:style-name="P16"/>
      <text:list xml:id="list3672460313556525633" text:style-name="L5">
        <text:list-item>
          <text:p text:style-name="P99">сущность</text:p>
        </text:list-item>
        <text:list-item>
          <text:p text:style-name="P99">атрибут</text:p>
        </text:list-item>
        <text:list-item>
          <text:p text:style-name="P99">связь</text:p>
        </text:list-item>
      </text:list>
      <text:p text:style-name="P16">(время моделируется атрибутом)</text:p>
      <text:p text:style-name="P16"/>
      <text:p text:style-name="P17">По каждой конструкции рассматривают тип и экземпляр, например тип <text:span text:style-name="T8">сущности</text:span> и существует экземпляр сущности. Конкретный экземпляр сущности относится к <text:span text:style-name="T8">конкретному</text:span> типу сущностей. </text:p>
      <text:p text:style-name="P17"/>
      <text:p text:style-name="P18">Проектирование моделей ведется в типах, а экземпляры возникают в процессе работы системы.</text:p>
      <text:p text:style-name="P18"/>
      <text:p text:style-name="P19">Все типы сущностей уникальны.</text:p>
      <text:p text:style-name="P19">Все типы атрибутов в модели тоже уникальны.</text:p>
      <text:p text:style-name="P19">Все связи также уникальны.</text:p>
      <text:p text:style-name="P19"/>
      <text:p text:style-name="P20">Типы вводятся разработчиком модели.</text:p>
      <text:p text:style-name="P20"><draw:custom-shape text:anchor-type="paragraph" draw:z-index="0" draw:name="Shape1" draw:style-name="gr1" svg:width="1.3768in" svg:height="0.2969in" svg:x="1.85in" svg:y="0.148in"><text:p>Това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>Тип сущностей - </text:p>
      <text:p text:style-name="P21"><draw:line text:anchor-type="paragraph" draw:z-index="2" draw:name="Shape3" draw:style-name="gr3" draw:text-style-name="P112" svg:x1="2.4563in" svg:y1="0.061in" svg:x2="2.2346in" svg:y2="0.4276in"><text:p/></draw:line></text:p>
      <text:p text:style-name="P21"/>
      <text:p text:style-name="P21"><draw:custom-shape text:anchor-type="paragraph" draw:z-index="1" draw:name="Shape2" draw:style-name="gr2" svg:width="1.7933in" svg:height="0.3031in" svg:x="1.2882in" svg:y="0.0445in"><text:p>Имя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Атрибут - </text:p>
      <text:p text:style-name="P21"/>
      <text:p text:style-name="P21"/>
      <text:p text:style-name="P23"><draw:custom-shape text:anchor-type="paragraph" draw:z-index="3" draw:name="Shape4" draw:style-name="gr4" svg:width="1.4713in" svg:height="0.3787in" svg:x="1.5154in" svg:y="0.163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3">Связь - </text:p>
      <text:p text:style-name="P21"/>
      <text:p text:style-name="P21"/>
      <text:p text:style-name="P22">Примечание: <text:span text:style-name="T9">идентифицирующий</text:span> атрибут (первичный ключ) — подчеркнутое имя.</text:p>
      <text:p text:style-name="P22"><draw:custom-shape text:anchor-type="paragraph" draw:z-index="13" draw:name="Shape14" draw:style-name="gr12" svg:width="1.174in" svg:height="0.2969in" svg:x="5.9917in" svg:y="0.1709in"><text:p>Индек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><draw:custom-shape text:anchor-type="paragraph" draw:z-index="5" draw:name="Shape6" draw:style-name="gr6" svg:width="1.5157in" svg:height="0.3795in" svg:x="3.6866in" svg:y="0.0654in"><text:p>ФИ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15" draw:style-name="gr3" draw:text-style-name="P112" svg:x1="6.5472in" svg:y1="0.5764in" svg:x2="6.5724in" svg:y2="0.0839in"><text:p/></draw:line></text:p>
      <text:p text:style-name="P22"><draw:custom-shape text:anchor-type="paragraph" draw:z-index="4" draw:name="Shape5" draw:style-name="gr5" svg:width="1.7614in" svg:height="0.6886in" svg:x="1.339in" svg:y="0.8591in"><text:p>Студент</text:p><draw:enhanced-geometry svg:viewBox="0 0 21600 21600" draw:type="rectangle" draw:enhanced-path="M 0 0 L 21600 0 21600 21600 0 21600 0 0 Z N"/></draw:custom-shape><draw:custom-shape text:anchor-type="paragraph" draw:z-index="6" draw:name="Shape7" draw:style-name="gr7" svg:width="1.5343in" svg:height="0.4043in" svg:x="3.6681in" svg:y="0.6126in"><text:p>№ зачетки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svg:width="1.5024in" svg:height="0.6067in" svg:x="3.9083in" svg:y="1.2874in"><text:p>Обуч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9" svg:width="1.1248in" svg:height="0.6004in" svg:x="6.1236in" svg:y="0.3846in"><text:p>Группа</text:p><draw:enhanced-geometry svg:viewBox="0 0 21600 21600" draw:type="rectangle" draw:enhanced-path="M 0 0 L 21600 0 21600 21600 0 21600 0 0 Z N"/></draw:custom-shape><draw:line text:anchor-type="paragraph" draw:z-index="9" draw:name="Shape10" draw:style-name="gr3" draw:text-style-name="P112" svg:x1="3.1in" svg:y1="1.1421in" svg:x2="3.7252in" svg:y2="0.852in"><text:p/></draw:line><draw:line text:anchor-type="paragraph" draw:z-index="10" draw:name="Shape11" draw:style-name="gr3" draw:text-style-name="P112" svg:x1="2.7717in" svg:y1="0.8591in" svg:x2="3.8764in" svg:y2="0.139in"><text:p/></draw:line><draw:line text:anchor-type="paragraph" draw:z-index="11" draw:name="Shape12" draw:style-name="gr10" draw:text-style-name="P112" svg:x1="2.961in" svg:y1="1.4016in" svg:x2="4.1291in" svg:y2="1.5469in"><text:p/></draw:line><draw:line text:anchor-type="paragraph" draw:z-index="12" draw:name="Shape13" draw:style-name="gr11" draw:text-style-name="P112" svg:x1="5.0063in" svg:y1="1.4831in" svg:x2="6.1555in" svg:y2="0.9846in"><text:p/></draw:line><draw:custom-shape text:anchor-type="paragraph" draw:z-index="15" draw:name="Shape16" draw:style-name="gr13" svg:width="1.2252in" svg:height="0.3098in" svg:x="6.1047in" svg:y="1.5402in"><text:p>ФИО курато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17" draw:style-name="gr3" draw:text-style-name="P112" svg:x1="6.5402in" svg:y1="0.9846in" svg:x2="6.5339in" svg:y2="1.5402in"><text:p/></draw:line></text:p>
      <text:p text:style-name="P22"/>
      <text:p text:style-name="P22"/>
      <text:p text:style-name="P22"/>
      <text:p text:style-name="P22"/>
      <text:p text:style-name="P22"><text:soft-page-break/></text:p>
      <text:p text:style-name="P24">Методика определения модели:</text:p>
      <text:list xml:id="list4578114584163198534" text:style-name="L6">
        <text:list-item>
          <text:p text:style-name="P100">Выделить сущности в ПО</text:p>
        </text:list-item>
        <text:list-item>
          <text:p text:style-name="P100">Назначить сущностям описательные <text:span text:style-name="T10">атрибуты</text:span></text:p>
        </text:list-item>
        <text:list-item>
          <text:p text:style-name="P100">Назначить сущностям идентифицирующие атрибуты</text:p>
        </text:list-item>
        <text:list-item>
          <text:p text:style-name="P101">Ввести связи</text:p>
        </text:list-item>
        <text:list-item>
          <text:p text:style-name="P101">Рационализировать модель</text:p>
        </text:list-item>
      </text:list>
      <text:p text:style-name="P25">Вначале рекомендуется построить правильную модель, а потом уже ее улучшать и доводить до хорошей модели.</text:p>
      <text:p text:style-name="P25"/>
      <text:p text:style-name="P25"/>
      <text:p text:style-name="P25"/>
      <text:p text:style-name="P2">Вариант 1</text:p>
      <text:p text:style-name="P25"/>
      <text:p text:style-name="P25"><draw:custom-shape text:anchor-type="paragraph" draw:z-index="17" draw:name="Shape18" draw:style-name="gr14" svg:width="1.3642in" svg:height="0.3543in" svg:x="0.6063in" svg:y="0.8827in"><text:p>Поставка</text:p><draw:enhanced-geometry svg:viewBox="0 0 21600 21600" draw:type="rectangle" draw:enhanced-path="M 0 0 L 21600 0 21600 21600 0 21600 0 0 Z N"/></draw:custom-shape><draw:custom-shape text:anchor-type="paragraph" draw:z-index="18" draw:name="Shape19" draw:style-name="gr15" svg:width="1.0669in" svg:height="0.3039in" svg:x="-0.3217in" svg:y="0.2902in"><text:p>Артикул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6" svg:width="1.3894in" svg:height="0.3031in" svg:x="1.2311in" svg:y="0.3098in"><text:p>Название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1" draw:style-name="gr17" svg:width="1.4205in" svg:height="0.3413in" svg:x="3.0811in" svg:y="0.3598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8" svg:width="1.6606in" svg:height="0.3539in" svg:x="3.1in" svg:y="0.9661in"><text:p>Количеств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3" draw:text-style-name="P112" svg:x1="0.4862in" svg:y1="0.5492in" svg:x2="0.6697in" svg:y2="0.8827in"><text:p/></draw:line><draw:line text:anchor-type="paragraph" draw:z-index="23" draw:name="Shape24" draw:style-name="gr3" draw:text-style-name="P112" svg:x1="1.7362in" svg:y1="0.5555in" svg:x2="1.3008in" svg:y2="0.9657in"><text:p/></draw:line><draw:line text:anchor-type="paragraph" draw:z-index="24" draw:name="Shape25" draw:style-name="gr3" draw:text-style-name="P112" svg:x1="3.4917in" svg:y1="0.6571in" svg:x2="1.5846in" svg:y2="0.9661in"><text:p/></draw:line><draw:line text:anchor-type="paragraph" draw:z-index="25" draw:name="Shape26" draw:style-name="gr3" draw:text-style-name="P112" svg:x1="3.1882in" svg:y1="1.187in" svg:x2="1.6925in" svg:y2="1.1299in"><text:p/></draw:line><draw:custom-shape text:anchor-type="paragraph" draw:z-index="26" draw:name="Shape27" draw:style-name="gr19" svg:width="1.4398in" svg:height="0.3598in" svg:x="3.1126in" svg:y="1.4272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20" svg:width="1.5787in" svg:height="0.4295in" svg:x="3.1189in" svg:y="1.9445in"><text:p>Номер склад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21" svg:width="1.5531in" svg:height="0.3157in" svg:x="3.0937in" svg:y="2.6016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0" draw:style-name="gr22" svg:width="1.4961in" svg:height="0.3598in" svg:x="3.1571in" svg:y="3.0811in"><text:p>Код поставщик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1" draw:style-name="gr23" svg:width="1.6232in" svg:height="0.3795in" svg:x="0.8398in" svg:y="2.9799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2" draw:style-name="gr24" svg:width="1.6039in" svg:height="0.3858in" svg:x="-0.6508in" svg:y="1.9382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33" draw:style-name="gr3" draw:text-style-name="P112" svg:x1="0.9224in" svg:y1="1.2055in" svg:x2="0.3472in" svg:y2="1.989in"><text:p/></draw:line><draw:line text:anchor-type="paragraph" draw:z-index="33" draw:name="Shape34" draw:style-name="gr3" draw:text-style-name="P112" svg:x1="1.1807in" svg:y1="1.1744in" svg:x2="1.6732in" svg:y2="3.0244in"><text:p/></draw:line><draw:line text:anchor-type="paragraph" draw:z-index="34" draw:name="Shape35" draw:style-name="gr3" draw:text-style-name="P112" svg:x1="1.25in" svg:y1="1.2366in" svg:x2="3.2327in" svg:y2="3.2449in"><text:p/></draw:line><draw:line text:anchor-type="paragraph" draw:z-index="35" draw:name="Shape36" draw:style-name="gr3" draw:text-style-name="P112" svg:x1="3.1504in" svg:y1="2.7528in" svg:x2="1.3638in" svg:y2="1.1744in"><text:p/></draw:line><draw:line text:anchor-type="paragraph" draw:z-index="36" draw:name="Shape37" draw:style-name="gr3" draw:text-style-name="P112" svg:x1="3.2071in" svg:y1="2.1217in" svg:x2="1.4709in" svg:y2="1.1744in"><text:p/></draw:line><draw:line text:anchor-type="paragraph" draw:z-index="37" draw:name="Shape38" draw:style-name="gr3" draw:text-style-name="P112" svg:x1="3.2327in" svg:y1="1.648in" svg:x2="1.6728in" svg:y2="1.1744in"><text:p/></draw:line><draw:custom-shape text:anchor-type="paragraph" draw:z-index="38" draw:name="Shape39" draw:style-name="gr25" draw:text-style-name="P113" svg:width="0.8969in" svg:height="0.4043in" svg:x="-0.6429in" svg:y="0.8972in"><text:p><text:span text:style-name="T23">№ </text:span><text:span text:style-name="T23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40" draw:style-name="gr3" draw:text-style-name="P112" svg:x1="0.6063in" svg:y1="1.0929in" svg:x2="0.1201in" svg:y2="1.0866in"><text:p/></draw:lin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44" draw:name="Shape45" draw:style-name="gr30" draw:text-style-name="P113" svg:width="1.0614in" svg:height="0.2969in" svg:x="6.111in" svg:y="0.1047in"><text:p><text:span text:style-name="T23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47" draw:name="Shape48" draw:style-name="gr3" draw:text-style-name="P112" svg:x1="5.9535in" svg:y1="0.6201in" svg:x2="6.2563in" svg:y2="0.1083in"><text:p/></draw:line></text:p>
      <text:p text:style-name="P3"><draw:custom-shape text:anchor-type="paragraph" draw:z-index="40" draw:name="Shape41" draw:style-name="gr26" svg:width="1.6232in" svg:height="0.4677in" svg:x="1.7291in" svg:y="1.8492in"><text:p>Поставка</text:p><draw:enhanced-geometry svg:viewBox="0 0 21600 21600" draw:type="rectangle" draw:enhanced-path="M 0 0 L 21600 0 21600 21600 0 21600 0 0 Z N"/></draw:custom-shape><draw:custom-shape text:anchor-type="paragraph" draw:z-index="41" draw:name="Shape42" draw:style-name="gr27" svg:width="1.5976in" svg:height="0.4488in" svg:x="1.6791in" svg:y="0.4598in"><text:p>Поставщик</text:p><draw:enhanced-geometry svg:viewBox="0 0 21600 21600" draw:type="rectangle" draw:enhanced-path="M 0 0 L 21600 0 21600 21600 0 21600 0 0 Z N"/></draw:custom-shape><draw:custom-shape text:anchor-type="paragraph" draw:z-index="42" draw:name="Shape43" draw:style-name="gr28" svg:width="1.6098in" svg:height="0.3976in" svg:x="4.5457in" svg:y="0.3535in"><text:p>Товар</text:p><draw:enhanced-geometry svg:viewBox="0 0 21600 21600" draw:type="rectangle" draw:enhanced-path="M 0 0 L 21600 0 21600 21600 0 21600 0 0 Z N"/></draw:custom-shape><draw:custom-shape text:anchor-type="paragraph" draw:z-index="43" draw:name="Shape44" draw:style-name="gr29" svg:width="1.7862in" svg:height="0.4358in" svg:x="4.7984in" svg:y="1.8047in"><text:p>Склад</text:p><draw:enhanced-geometry svg:viewBox="0 0 21600 21600" draw:type="rectangle" draw:enhanced-path="M 0 0 L 21600 0 21600 21600 0 21600 0 0 Z N"/></draw:custom-shape><draw:custom-shape text:anchor-type="paragraph" draw:z-index="45" draw:name="Shape46" draw:style-name="gr31" svg:width="0.9217in" svg:height="0.3406in" svg:x="6.452in" svg:y="0.2457in"><text:p>Название</text:p><text:p>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47" draw:style-name="gr32" svg:width="1.0862in" svg:height="0.4358in" svg:x="6.3071in" svg:y="0.8075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49" draw:style-name="gr3" draw:text-style-name="P112" svg:x1="6.0799in" svg:y1="0.472in" svg:x2="6.5154in" svg:y2="0.3839in"><text:p/></draw:line><draw:line text:anchor-type="paragraph" draw:z-index="49" draw:name="Shape50" draw:style-name="gr3" draw:text-style-name="P112" svg:x1="6.0291in" svg:y1="0.611in" svg:x2="6.6228in" svg:y2="0.9331in"><text:p/></draw:line><draw:custom-shape text:anchor-type="paragraph" draw:z-index="50" draw:name="Shape51" draw:style-name="gr33" svg:width="1.1433in" svg:height="0.5185in" svg:x="0.7701in" svg:y="2.5236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2" draw:style-name="gr34" draw:text-style-name="P113" svg:width="1.2122in" svg:height="0.5059in" svg:x="2.6075in" svg:y="2.6626in"><text:p><text:span text:style-name="T23">№ </text:span><text:span text:style-name="T23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3" draw:style-name="gr35" draw:text-style-name="P113" svg:width="0.8587in" svg:height="0.385in" svg:x="6.5091in" svg:y="2.6945in"><text:p><text:span text:style-name="T23">№ </text:span><text:span text:style-name="T23">склад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54" draw:style-name="gr36" draw:text-style-name="P113" svg:width="1.3894in" svg:height="0.3161in" svg:x="-0.0689in" svg:y="1.0154in"><text:p><text:span text:style-name="T23">Код поставщик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5" draw:style-name="gr3" draw:text-style-name="P112" svg:x1="1.9571in" svg:y1="0.8764in" svg:x2="1.0925in" svg:y2="1.0654in"><text:p/></draw:line><draw:line text:anchor-type="paragraph" draw:z-index="55" draw:name="Shape56" draw:style-name="gr3" draw:text-style-name="P112" svg:x1="1.9567in" svg:y1="2.2398in" svg:x2="1.7484in" svg:y2="2.6563in"><text:p/></draw:line><draw:line text:anchor-type="paragraph" draw:z-index="56" draw:name="Shape57" draw:style-name="gr3" draw:text-style-name="P112" svg:x1="2.702in" svg:y1="2.2398in" svg:x2="3.0118in" svg:y2="2.7134in"><text:p/></draw:line><draw:line text:anchor-type="paragraph" draw:z-index="57" draw:name="Shape58" draw:style-name="gr3" draw:text-style-name="P112" svg:x1="6.4146in" svg:y1="2.2146in" svg:x2="6.9256in" svg:y2="2.7575in"><text:p/></draw:line><draw:custom-shape text:anchor-type="paragraph" draw:z-index="58" draw:name="Shape59" draw:style-name="gr37" svg:width="1.2886in" svg:height="0.3669in" svg:x="1.9256in" svg:y="1.2165in"><text:p>Выполнени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Shape60" draw:style-name="gr11" draw:text-style-name="P112" svg:x1="2.7465in" svg:y1="1.5575in" svg:x2="2.7465in" svg:y2="1.9492in"><text:p/></draw:line><draw:line text:anchor-type="paragraph" draw:z-index="60" draw:name="Shape61" draw:style-name="gr11" draw:text-style-name="P112" svg:x1="2.6709in" svg:y1="1.2799in" svg:x2="2.6264in" svg:y2="0.7874in"><text:p/></draw:line><draw:custom-shape text:anchor-type="paragraph" draw:z-index="61" draw:name="Shape62" draw:style-name="gr38" svg:width="0.815in" svg:height="0.3098in" svg:x="4.3626in" svg:y="0.8634in"><text:p>В состав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2" draw:name="Shape63" draw:style-name="gr39" svg:width="0.8213in" svg:height="0.2594in" svg:x="4.3874in" svg:y="1.3874in"><text:p>На склад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3" draw:name="Shape64" draw:style-name="gr40" svg:width="0.9031in" svg:height="0.2461in" svg:x="1.3638in" svg:y="0.0681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65" draw:style-name="gr41" svg:width="1.0858in" svg:height="0.2713in" svg:x="2.6646in" svg:y="0.0429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66" draw:style-name="gr3" draw:text-style-name="P112" svg:x1="2.0457in" svg:y1="0.2701in" svg:x2="2.115in" svg:y2="0.548in"><text:p/></draw:line><draw:line text:anchor-type="paragraph" draw:z-index="66" draw:name="Shape67" draw:style-name="gr3" draw:text-style-name="P112" svg:x1="2.9362in" svg:y1="0.2701in" svg:x2="2.6835in" svg:y2="0.5098in"><text:p/></draw:line><draw:line text:anchor-type="paragraph" draw:z-index="67" draw:name="Shape68" draw:style-name="gr11" draw:text-style-name="P112" svg:x1="4.9366in" svg:y1="1.6465in" svg:x2="5.202in" svg:y2="1.9047in"><text:p/></draw:line><draw:line text:anchor-type="paragraph" draw:z-index="68" draw:name="Shape69" draw:style-name="gr42" draw:text-style-name="P112" svg:x1="4.7543in" svg:y1="0.939in" svg:x2="4.7543in" svg:y2="0.6681in"><text:p/></draw:line><draw:line text:anchor-type="paragraph" draw:z-index="69" draw:name="Shape70" draw:style-name="gr42" draw:text-style-name="P112" svg:x1="4.3945in" svg:y1="1.0154in" svg:x2="2.898in" svg:y2="1.3555in"><text:p/></draw:line><draw:line text:anchor-type="paragraph" draw:z-index="70" draw:name="Shape71" draw:style-name="gr11" draw:text-style-name="P112" svg:x1="4.4256in" svg:y1="1.5264in" svg:x2="2.8791in" svg:y2="1.4508in"><text:p/></draw:line><draw:custom-shape text:anchor-type="paragraph" draw:z-index="71" draw:name="Shape72" draw:style-name="gr43" svg:width="0.865in" svg:height="0.4106in" svg:x="5.922in" svg:y="3.0917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73" draw:style-name="gr3" draw:text-style-name="P112" svg:x1="5.7264in" svg:y1="2.2402in" svg:x2="6.1744in" svg:y2="3.174in"><text:p/></draw:line>Вариант 2</text:p>
      <text:p text:style-name="P3"/>
      <text:p text:style-name="P3"/>
      <text:p text:style-name="P3"/>
      <text:p text:style-name="P3"/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4">Отображение в схему данных СУБД MS ACCESS</text:p>
      <text:p text:style-name="P27">Связи в Access отображаются адресными ссылками</text:p>
      <text:p text:style-name="P27"><draw:custom-shape text:anchor-type="paragraph" draw:z-index="73" draw:name="Shape74" draw:style-name="gr44" svg:width="1.3571in" svg:height="0.3539in" svg:x="0.1016in" svg:y="0.4264in"><text:p>Поставщик</text:p><draw:enhanced-geometry svg:viewBox="0 0 21600 21600" draw:type="rectangle" draw:enhanced-path="M 0 0 L 21600 0 21600 21600 0 21600 0 0 Z N"/></draw:custom-shape><draw:custom-shape text:anchor-type="paragraph" draw:z-index="74" draw:name="Shape75" draw:style-name="gr45" svg:width="1.3449in" svg:height="0.4803in" svg:x="0.1016in" svg:y="0.7799in"><text:p>Код поставщика p</text:p><draw:enhanced-geometry svg:viewBox="0 0 21600 21600" draw:type="rectangle" draw:enhanced-path="M 0 0 L 21600 0 21600 21600 0 21600 0 0 Z N"/></draw:custom-shape><draw:custom-shape text:anchor-type="paragraph" draw:z-index="75" draw:name="Shape76" draw:style-name="gr46" svg:width="1.3705in" svg:height="0.4488in" svg:x="0.1138in" svg:y="1.2972in"><text:p>Название поставщика</text:p><draw:enhanced-geometry svg:viewBox="0 0 21600 21600" draw:type="rectangle" draw:enhanced-path="M 0 0 L 21600 0 21600 21600 0 21600 0 0 Z N"/></draw:custom-shape><draw:custom-shape text:anchor-type="paragraph" draw:z-index="76" draw:name="Shape77" draw:style-name="gr47" svg:width="1.3386in" svg:height="0.3669in" svg:x="0.1201in" svg:y="1.7898in"><text:p>Адрес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7" draw:name="Shape78" draw:style-name="gr48" svg:width="1.5913in" svg:height="0.4862in" svg:x="4.4571in" svg:y="0.0492in"><text:p>Товар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8" draw:name="Shape79" draw:style-name="gr49" svg:width="1.6106in" svg:height="0.4362in" svg:x="4.4571in" svg:y="0.1835in"><text:p>Артикул p</text:p><draw:enhanced-geometry svg:viewBox="0 0 21600 21600" draw:type="rectangle" draw:enhanced-path="M 0 0 L 21600 0 21600 21600 0 21600 0 0 Z N"/></draw:custom-shape><draw:custom-shape text:anchor-type="paragraph" draw:z-index="79" draw:name="Shape80" draw:style-name="gr50" svg:width="1.585in" svg:height="0.398in" svg:x="4.4764in" svg:y="0.6756in"><text:p>Название товара</text:p><draw:enhanced-geometry svg:viewBox="0 0 21600 21600" draw:type="rectangle" draw:enhanced-path="M 0 0 L 21600 0 21600 21600 0 21600 0 0 Z N"/></draw:custom-shape><draw:custom-shape text:anchor-type="paragraph" draw:z-index="80" draw:name="Shape81" draw:style-name="gr51" svg:width="1.6413in" svg:height="0.4677in" svg:x="4.4764in" svg:y="1.1307in"><text:p>Цена единицы</text:p><draw:enhanced-geometry svg:viewBox="0 0 21600 21600" draw:type="rectangle" draw:enhanced-path="M 0 0 L 21600 0 21600 21600 0 21600 0 0 Z N"/></draw:custom-shape><draw:custom-shape text:anchor-type="paragraph" draw:z-index="81" draw:name="Shape82" draw:style-name="gr52" svg:width="1.2189in" svg:height="0.3476in" svg:x="0.1201in" svg:y="2.2354in"><text:p>Поставка</text:p><draw:enhanced-geometry svg:viewBox="0 0 21600 21600" draw:type="rectangle" draw:enhanced-path="M 0 0 L 21600 0 21600 21600 0 21600 0 0 Z N"/></draw:custom-shape><draw:custom-shape text:anchor-type="paragraph" draw:z-index="82" draw:name="Shape83" draw:style-name="gr53" svg:width="1.1933in" svg:height="0.3098in" svg:x="0.1327in" svg:y="2.6772in"><text:p>№ поставки p</text:p><draw:enhanced-geometry svg:viewBox="0 0 21600 21600" draw:type="rectangle" draw:enhanced-path="M 0 0 L 21600 0 21600 21600 0 21600 0 0 Z N"/></draw:custom-shape><draw:custom-shape text:anchor-type="paragraph" draw:z-index="83" draw:name="Shape84" draw:style-name="gr54" svg:width="1.1933in" svg:height="0.3217in" svg:x="0.1327in" svg:y="3.0626in"><text:p>Дата</text:p><draw:enhanced-geometry svg:viewBox="0 0 21600 21600" draw:type="rectangle" draw:enhanced-path="M 0 0 L 21600 0 21600 21600 0 21600 0 0 Z N"/></draw:custom-shape><draw:custom-shape text:anchor-type="paragraph" draw:z-index="84" draw:name="Shape85" draw:style-name="gr55" svg:width="1.2189in" svg:height="0.3724in" svg:x="0.1327in" svg:y="3.4728in"><text:p>Количество</text:p><draw:enhanced-geometry svg:viewBox="0 0 21600 21600" draw:type="rectangle" draw:enhanced-path="M 0 0 L 21600 0 21600 21600 0 21600 0 0 Z N"/></draw:custom-shape><draw:custom-shape text:anchor-type="paragraph" draw:z-index="85" draw:name="Shape86" draw:style-name="gr56" svg:width="1.4835in" svg:height="0.524in" svg:x="4.5709in" svg:y="2.0083in"><text:p>Склад</text:p><draw:enhanced-geometry svg:viewBox="0 0 21600 21600" draw:type="rectangle" draw:enhanced-path="M 0 0 L 21600 0 21600 21600 0 21600 0 0 Z N"/></draw:custom-shape><draw:custom-shape text:anchor-type="paragraph" draw:z-index="86" draw:name="Shape87" draw:style-name="gr57" svg:width="1.4961in" svg:height="0.4232in" svg:x="4.552in" svg:y="2.6016in"><text:p>№ склада</text:p><draw:enhanced-geometry svg:viewBox="0 0 21600 21600" draw:type="rectangle" draw:enhanced-path="M 0 0 L 21600 0 21600 21600 0 21600 0 0 Z N"/></draw:custom-shape><draw:line text:anchor-type="paragraph" draw:z-index="87" draw:name="Shape88" draw:style-name="gr11" draw:text-style-name="P112" svg:x1="4.5709in" svg:y1="2.2291in" svg:x2="1.3256in" svg:y2="3.2709in"><text:p/></draw:line><draw:line text:anchor-type="paragraph" draw:z-index="88" draw:name="Shape89" draw:style-name="gr11" draw:text-style-name="P112" svg:x1="1.1236in" svg:y1="1.3898in" svg:x2="1.1236in" svg:y2="2.2354in"><text:p/></draw:line><draw:line text:anchor-type="paragraph" draw:z-index="89" draw:name="Shape90" draw:style-name="gr11" draw:text-style-name="P112" svg:x1="4.4764in" svg:y1="1.1307in" svg:x2="1.2756in" svg:y2="2.4252in"><text:p/></draw:lin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Лекция 2</text:p>
      <text:p text:style-name="P5">Информация, данные, знание</text:p>
      <text:p text:style-name="P6"><text:span text:style-name="T12">Философская</text:span><text:span text:style-name="T11"> энциклопедия: информацию связывают с появлением новых сведений.</text:span></text:p>
      <text:p text:style-name="P28">Информация — сведения независимо от формы их представлений.</text:p>
      <text:p text:style-name="P28">Информация — сведения об окружающем мире и протекающих в нем процессах.</text:p>
      <text:p text:style-name="P28">Информация — любые сведения, передаваемые, сохраняемые, принимаемые.</text:p>
      <text:p text:style-name="P29">Информация — знания.</text:p>
      <text:p text:style-name="P29">В технике информация — передаваемая в виде знаковых сигналов.</text:p>
      <text:p text:style-name="P29"/>
      <text:p text:style-name="P29">Свойства информации:</text:p>
      <text:list xml:id="list9222536694019179688" text:style-name="L7">
        <text:list-item>
          <text:p text:style-name="P102">ценность</text:p>
        </text:list-item>
        <text:list-item>
          <text:p text:style-name="P102">полнота</text:p>
        </text:list-item>
        <text:list-item>
          <text:p text:style-name="P102">актуальность</text:p>
        </text:list-item>
        <text:list-item>
          <text:p text:style-name="P102">объективность</text:p>
        </text:list-item>
        <text:list-item>
          <text:p text:style-name="P102">достоверность</text:p>
        </text:list-item>
        <text:list-item>
          <text:p text:style-name="P102">доступность</text:p>
        </text:list-item>
      </text:list>
      <text:p text:style-name="P30">Под информацией будем понимать любые сведения об некотором объекте, независимо от формы представления. Любая связь между представителями работ возможно только благодаря информации. </text:p>
      <text:p text:style-name="P30"/>
      <text:p text:style-name="P76">Модель ситуации:</text:p>
      <text:p text:style-name="P90"><text:soft-page-break/></text:p>
      <text:p text:style-name="P90"><draw:custom-shape text:anchor-type="paragraph" draw:z-index="90" draw:name="Shape91" draw:style-name="gr58" svg:width="1.048in" svg:height="0.9031in" svg:x="0.5937in" svg:y="-0.3374in"><text:p>А (пердметная область)</text:p><text:p/><text:p/><text:p/><text:p/><text:p/><text:p/><draw:enhanced-geometry svg:viewBox="0 0 21600 21600" draw:type="rectangle" draw:enhanced-path="M 0 0 L 21600 0 21600 21600 0 21600 0 0 Z N"/></draw:custom-shape><draw:custom-shape text:anchor-type="paragraph" draw:z-index="91" draw:name="Shape92" draw:style-name="gr59" svg:width="1.1496in" svg:height="0.928in" svg:x="4.0217in" svg:y="-0.3374in"><text:p>В (наблюдатель)</text:p><text:p/><text:p>Наблюдатель </text:p><text:p>С памятью</text:p><text:p/><text:p>S<text:span text:style-name="T24">1</text:span><text:span text:style-name="T24"><text:tab/></text:span><text:span text:style-name="T24"><text:tab/></text:span><text:span text:style-name="T24"><text:tab/></text:span><text:span text:style-name="T24"><text:tab/></text:span><text:span text:style-name="T25">t</text:span><text:span text:style-name="T24">1</text:span></text:p><text:p><text:span text:style-name="T25">S</text:span><text:span text:style-name="T24">2</text:span><text:span text:style-name="T24"><text:tab/></text:span><text:span text:style-name="T24"><text:tab/></text:span><text:span text:style-name="T24"><text:tab/></text:span><text:span text:style-name="T24"><text:tab/></text:span><text:span text:style-name="T25">t</text:span><text:span text:style-name="T24">2</text:span></text:p><text:p><text:span text:style-name="T25">S</text:span><text:span text:style-name="T24">3</text:span><text:span text:style-name="T25"><text:tab/></text:span><text:span text:style-name="T25"><text:tab/></text:span><text:span text:style-name="T25"><text:tab/></text:span><text:span text:style-name="T25"><text:tab/></text:span><text:span text:style-name="T25">t</text:span><text:span text:style-name="T24">3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9"/>
      <text:p text:style-name="P29"/>
      <text:p text:style-name="P29"><draw:custom-shape text:anchor-type="paragraph" draw:z-index="92" draw:name="Shape93" draw:style-name="gr60" svg:width="1.1559in" svg:height="0.128in" svg:x="4.0217in" svg:y="0.0154in"><text:p/><draw:enhanced-geometry svg:viewBox="0 0 21600 21600" draw:type="rectangle" draw:enhanced-path="M 0 0 L 21600 0 21600 21600 0 21600 0 0 Z N"/></draw:custom-shape><draw:custom-shape text:anchor-type="paragraph" draw:z-index="93" draw:name="Shape94" draw:style-name="gr61" svg:width="1.2059in" svg:height="0.0512in" svg:x="4.0028in" svg:y="0.1492in"><text:p/><draw:enhanced-geometry svg:viewBox="0 0 21600 21600" draw:type="rectangle" draw:enhanced-path="M 0 0 L 21600 0 21600 21600 0 21600 0 0 Z N"/></draw:custom-shape></text:p>
      <text:p text:style-name="P29"><draw:custom-shape text:anchor-type="paragraph" draw:z-index="94" draw:name="Shape95" draw:style-name="gr62" svg:width="1.1933in" svg:height="0.1579in" svg:x="4.0154in" svg:y="0.0083in"><text:p/><draw:enhanced-geometry svg:viewBox="0 0 21600 21600" draw:type="rectangle" draw:enhanced-path="M 0 0 L 21600 0 21600 21600 0 21600 0 0 Z N"/></draw:custom-shape></text:p>
      <text:p text:style-name="P31"><draw:custom-shape text:anchor-type="paragraph" draw:z-index="95" draw:name="Shape96" draw:style-name="gr63" svg:width="1.1807in" svg:height="0.1071in" svg:x="4.0091in" svg:y="0in"><text:p/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7"><text:span text:style-name="T11">Предполагается, что мы можем перечислить все множество состояний системы А S = {S</text:span><text:span text:style-name="T13">1</text:span><text:span text:style-name="T11">, S</text:span><text:span text:style-name="T13">2</text:span><text:span text:style-name="T11">, S</text:span><text:span text:style-name="T13">3</text:span><text:span text:style-name="T11">, S</text:span><text:span text:style-name="T13">4</text:span><text:span text:style-name="T11">, S</text:span><text:span text:style-name="T13">5</text:span><text:span text:style-name="T11">}</text:span></text:p>
      <text:p text:style-name="P31"/>
      <text:p text:style-name="P31">Система переходит из одного состояния в другое с течением времени.</text:p>
      <text:p text:style-name="P31"/>
      <text:p text:style-name="P7"><text:span text:style-name="T11">S(t) = {S(t</text:span><text:span text:style-name="T13">1</text:span><text:span text:style-name="T14">) , S(t</text:span><text:span text:style-name="T13">2</text:span><text:span text:style-name="T14">), S(t</text:span><text:span text:style-name="T13">3</text:span><text:span text:style-name="T14">)}</text:span></text:p>
      <text:p text:style-name="P32"/>
      <text:p text:style-name="P32">Наши системы обязательно должны быть с памятью, так как мы должны хранить информацию, знать в какой момент времени в каком состоянии находилась система.</text:p>
      <text:p text:style-name="P32"/>
      <text:p text:style-name="P33">Если нас не интересует информационное содержание — то это для нас данные. Они будут использоваться только для операций — передать, вырезать…. Как только нас начинает интересовать смысловое содержание — это для нас информация. </text:p>
      <text:p text:style-name="P33"/>
      <text:p text:style-name="P33"/>
      <text:p text:style-name="P34">Данные — определенная форма представления информации.</text:p>
      <text:p text:style-name="P34"/>
      <text:p text:style-name="P35">В качестве наблюдателя может выступать любая система с памятью.</text:p>
      <text:p text:style-name="P35"/>
      <text:p text:style-name="P35">Информация фиксированная в определенной форме — данные.</text:p>
      <text:p text:style-name="P35"/>
      <text:p text:style-name="P35">В какой форме представлять информацию:</text:p>
      <text:list xml:id="list6292149330659426740" text:style-name="L8">
        <text:list-item>
          <text:p text:style-name="P103">естественный человеческий язык (системы на их основе начали появляться только сейчас)</text:p>
        </text:list-item>
        <text:list-item>
          <text:p text:style-name="P103">дескрипторный естественный язык (проблемно-ориентированный язык, язык по предметной области, нашей системе.</text:p>
        </text:list-item>
      </text:list>
      <text:p text:style-name="P35">Дескрипторный язык — набор определенных понятий, допускающий только одонозначное толкование. В него входят значения данных, которыми кодируются состояние системы. </text:p>
      <text:p text:style-name="P35"/>
      <text:p text:style-name="P8"><text:span text:style-name="T14">Дискриптор — </text:span><text:span text:style-name="T15">конкретное понимание для каждого понятия, используемого в системе.</text:span></text:p>
      <text:p text:style-name="P36"/>
      <text:p text:style-name="P9"><text:span text:style-name="T16">П</text:span><text:span text:style-name="T14">ри проектировании баз данных существует два подхода: инфологический и даталогический.</text:span></text:p>
      <text:p text:style-name="P37"/>
      <text:p text:style-name="P37">При инфологическом подходе должны быть решены следущие вопросы:</text:p>
      <text:list xml:id="list609152705500271067" text:style-name="L9">
        <text:list-item>
          <text:p text:style-name="P104">О каких объектах идет речь</text:p>
        </text:list-item>
        <text:list-item>
          <text:p text:style-name="P104">О каких характеристиках этих объектов идет речь</text:p>
        </text:list-item>
        <text:list-item>
          <text:p text:style-name="P104">О каких отношениях между объектами идет речь</text:p>
        </text:list-item>
      </text:list>
      <text:p text:style-name="P37">Исходными являются функции системы, ограничения, поставленными заказчиками.</text:p>
      <text:p text:style-name="P37"/>
      <text:p text:style-name="P37"/>
      <text:p text:style-name="P37">Даталогический аспект:</text:p>
      <text:list xml:id="list6347501916935408221" text:style-name="L10">
        <text:list-item>
          <text:p text:style-name="P105">Разработать форму представления информации (разработать дескрипторный язык)</text:p>
        </text:list-item>
        <text:list-item>
          <text:p text:style-name="P105"><text:soft-page-break/>Решить вопрос организации данных в памяти системы. </text:p>
        </text:list-item>
      </text:list>
      <text:p text:style-name="P38">Как вводится язык</text:p>
      <text:p text:style-name="P38"/>
      <text:p text:style-name="P38">S → 6 состояний (S1, S2, S3, S4, S5, S6)</text:p>
      <text:p text:style-name="P10"><text:span text:style-name="T14">N разраядов = log</text:span><text:span text:style-name="T13">2</text:span><text:span text:style-name="T14">6 = 3</text:span></text:p>
      <text:p text:style-name="P37"/>
      <text:p text:style-name="P38">Таблица перекодировки</text:p>
      <text:p text:style-name="P38">S1 = 000</text:p>
      <text:p text:style-name="P38">S2 = 001</text:p>
      <text:p text:style-name="P38">S3 = 010</text:p>
      <text:p text:style-name="P38">S4 = 011</text:p>
      <text:p text:style-name="P38">S5 = 100</text:p>
      <text:p text:style-name="P38">S6 = 101</text:p>
      <text:p text:style-name="P38"/>
      <text:p text:style-name="P38"/>
      <text:p text:style-name="P38">Наблюдатель B:</text:p>
      <text:p text:style-name="P38">001 — t1 </text:p>
      <text:p text:style-name="P38">101 — t2</text:p>
      <text:p text:style-name="P38">011 — t3</text:p>
      <text:p text:style-name="P38">…</text:p>
      <text:p text:style-name="P38">…</text:p>
      <text:p text:style-name="P38">…</text:p>
      <text:p text:style-name="P38"/>
      <text:p text:style-name="P38"/>
      <text:p text:style-name="P38"/>
      <text:p text:style-name="P38"/>
      <text:p text:style-name="P44">Знания — любые сведения об реальном мире.</text:p>
      <text:p text:style-name="P45">Технически: знания - </text:p>
      <text:p text:style-name="P45"/>
      <text:p text:style-name="P45">Если сведения об реальном мире можно описать моделью знаний = &lt;факты предметной области, правила обработки фактов, управляющая структура&gt; </text:p>
      <text:p text:style-name="P45"/>
      <text:p text:style-name="P45">управляющая структура — алгоритм применения неких фактов к имеющимся фактам, с целью получения новых фактов. </text:p>
      <text:p text:style-name="P46"><text:s/></text:p>
      <text:p text:style-name="P47">Банки данных — модель их двух копонентов (факты и управляющая структура)</text:p>
      <text:p text:style-name="P47">В банке знаний — модель из трех компонентов</text:p>
      <text:p text:style-name="P47"/>
      <text:p text:style-name="P47"/>
      <text:p text:style-name="P70">Автоматизированные информационные системы</text:p>
      <text:p text:style-name="P47">Информационная система — обрабатывает сведения об предметнйо области в том виде, который удобен для пользователя. </text:p>
      <text:p text:style-name="P47">Автоматизированные — человек принимает решение в этой системе.</text:p>
      <text:p text:style-name="P47">Автоматическая система — решение принимает автомат (прикладная система).</text:p>
      <text:p text:style-name="P47"/>
      <text:p text:style-name="P47"/>
      <text:p text:style-name="P47">АИС бывает двух типов:</text:p>
      <text:list xml:id="list3422516665566855977" text:style-name="L11">
        <text:list-item>
          <text:p text:style-name="P106">Сведения, где факты о предметной области</text:p>
        </text:list-item>
        <text:list-item>
          <text:p text:style-name="P106">Документальная ИС — сведения связанные с обрабботкой статей, журналов и тд</text:p>
        </text:list-item>
      </text:list>
      <text:p text:style-name="P47"/>
      <text:p text:style-name="P71"><text:span text:style-name="T14">Есть государственные системы (крупные), есть ведомственные, межведомственные, </text:span><text:span text:style-name="T17">АИС управления предпреятием, АИС управления технологическим процессом. </text:span></text:p>
      <text:p text:style-name="P54"><text:soft-page-break/></text:p>
      <text:p text:style-name="P72"><text:span text:style-name="T17">Б</text:span><text:span text:style-name="T14">анк данных внутри себя имеет собственную управляющую систему. Решение принимает организатоор базы данных, следовательно, банк данных — АИС</text:span></text:p>
      <text:p text:style-name="P48"/>
      <text:p text:style-name="P48"/>
      <text:p text:style-name="P50">Роль и место банка данных в составе АИС</text:p>
      <text:p text:style-name="P48">Автоматизированную информационную систему рассматривают как замкнутую кибернетическую систему.</text:p>
      <text:p text:style-name="P38"/>
      <text:p text:style-name="P38"/>
      <text:p text:style-name="P38"/>
      <text:p text:style-name="P48"><draw:custom-shape text:anchor-type="paragraph" draw:z-index="96" draw:name="Shape97" draw:style-name="gr64" svg:width="1.8622in" svg:height="1.1614in" svg:x="2.1028in" svg:y="0.0165in"><text:p>Предметная область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7" draw:name="Shape98" draw:style-name="gr65" svg:width="1.926in" svg:height="0.7071in" svg:x="2.1402in" svg:y="1.9417in"><text:p>Собственная система управления АИС </text:p><draw:enhanced-geometry svg:viewBox="0 0 21600 21600" draw:type="rectangle" draw:enhanced-path="M 0 0 L 21600 0 21600 21600 0 21600 0 0 Z N"/></draw:custom-shape><draw:line text:anchor-type="paragraph" draw:z-index="98" draw:name="Shape99" draw:style-name="gr3" draw:text-style-name="P112" svg:x1="3.9646in" svg:y1="0.8555in" svg:x2="4.7854in" svg:y2="0.8492in"><text:p/></draw:line><draw:line text:anchor-type="paragraph" draw:z-index="99" draw:name="Shape100" draw:style-name="gr3" draw:text-style-name="P112" svg:x1="4.8236in" svg:y1="0.8366in" svg:x2="4.8488in" svg:y2="2.2886in"><text:p/></draw:line><draw:line text:anchor-type="paragraph" draw:z-index="100" draw:name="Shape101" draw:style-name="gr3" draw:text-style-name="P112" svg:x1="4.1291in" svg:y1="2.2638in" svg:x2="4.8236in" svg:y2="2.289in"><text:p/></draw:line><draw:line text:anchor-type="paragraph" draw:z-index="101" draw:name="Shape102" draw:style-name="gr3" draw:text-style-name="P112" svg:x1="2.0646in" svg:y1="0.6472in" svg:x2="1.572in" svg:y2="0.6728in"><text:p/></draw:line><draw:line text:anchor-type="paragraph" draw:z-index="102" draw:name="Shape103" draw:style-name="gr3" draw:text-style-name="P112" svg:x1="2.1402in" svg:y1="2.3335in" svg:x2="1.2945in" svg:y2="2.289in"><text:p/></draw:line><draw:line text:anchor-type="paragraph" draw:z-index="103" draw:name="Shape104" draw:style-name="gr3" draw:text-style-name="P112" svg:x1="1.2945in" svg:y1="2.2193in" svg:x2="1.5724in" svg:y2="0.6728in"><text:p/></draw:line>Возмущение от </text:p>
      <text:p text:style-name="P48">внешней среды</text:p>
      <text:p text:style-name="P38"><draw:line text:anchor-type="paragraph" draw:z-index="106" draw:name="Shape107" draw:style-name="gr67" draw:text-style-name="P112" svg:x1="2.0646in" svg:y1="0.0689in" svg:x2="0.6756in" svg:y2="0.0555in"><text:p/></draw:line></text:p>
      <text:p text:style-name="P38"/>
      <text:p text:style-name="P38"/>
      <text:p text:style-name="P38"><draw:frame text:anchor-type="paragraph" draw:z-index="108" draw:name="Shape109" draw:style-name="gr69" draw:text-style-name="P114" svg:width="1.0988in" svg:height="0.576in" svg:x="0.4102in" svg:y="0.0591in"><draw:text-box><text:p>Передача случайных состояний</text:p></draw:text-box></draw:frame></text:p>
      <text:p text:style-name="P38"><draw:frame text:anchor-type="paragraph" draw:z-index="107" draw:name="Shape108" draw:style-name="gr68" draw:text-style-name="P114" svg:width="0.9287in" svg:height="0.7677in" svg:x="4.9307in" svg:y="0in"><draw:text-box><text:p>Передача данных о состоянии ПО</text:p></draw:text-box></draw:frame></text:p>
      <text:p text:style-name="P38"/>
      <text:p text:style-name="P38"/>
      <text:p text:style-name="P38"/>
      <text:p text:style-name="P38"/>
      <text:p text:style-name="P38"><draw:frame text:anchor-type="paragraph" draw:z-index="105" draw:name="Shape106" draw:style-name="gr66" draw:text-style-name="P114" svg:width="1.3453in" svg:height="0.676in" svg:x="5.5555in" svg:y="0.1299in"><draw:text-box><text:p>Инфоормационного пользования</text:p></draw:text-box></draw:frame></text:p>
      <text:p text:style-name="P38"><draw:line text:anchor-type="paragraph" draw:z-index="104" draw:name="Shape105" draw:style-name="gr11" draw:text-style-name="P112" svg:x1="4.0661in" svg:y1="0.1508in" svg:x2="5.5118in" svg:y2="0.1819in"><text:p/></draw:line></text:p>
      <text:p text:style-name="P38"><draw:line text:anchor-type="paragraph" draw:z-index="111" draw:name="Shape112" draw:style-name="gr11" draw:text-style-name="P112" svg:x1="2.4118in" svg:y1="0.628in" svg:x2="2.4118in" svg:y2="0.1571in"><text:p/></draw:line><draw:line text:anchor-type="paragraph" draw:z-index="112" draw:name="Shape113" draw:style-name="gr11" draw:text-style-name="P112" svg:x1="2.8283in" svg:y1="0.6535in" svg:x2="2.8283in" svg:y2="0.1571in"><text:p/></draw:line><draw:line text:anchor-type="paragraph" draw:z-index="113" draw:name="Shape114" draw:style-name="gr11" draw:text-style-name="P112" svg:x1="3.3146in" svg:y1="0.6535in" svg:x2="3.2835in" svg:y2="0.1571in"><text:p/></draw:line><draw:line text:anchor-type="paragraph" draw:z-index="114" draw:name="Shape115" draw:style-name="gr11" draw:text-style-name="P112" svg:x1="3.7693in" svg:y1="0.6535in" svg:x2="3.7693in" svg:y2="0.1571in"><text:p/></draw:line></text:p>
      <text:p text:style-name="P38"/>
      <text:p text:style-name="P38"><draw:frame text:anchor-type="paragraph" draw:z-index="109" draw:name="Shape110" draw:style-name="gr70" draw:text-style-name="P114" svg:width="0.8461in" svg:height="0.5559in" svg:x="4.1291in" svg:y="0.0362in"><draw:text-box><text:p>Основные операции</text:p></draw:text-box></draw:frame></text:p>
      <text:p text:style-name="P39"><draw:line text:anchor-type="paragraph" draw:z-index="110" draw:name="Shape111" draw:style-name="gr3" draw:text-style-name="P112" svg:x1="4.072in" svg:y1="0.0909in" svg:x2="2.2346in" svg:y2="0.0783in"><text:p/></draw:line></text:p>
      <text:p text:style-name="P39"/>
      <text:p text:style-name="P48">П = {П1, П2, П3,...Пn}</text:p>
      <text:p text:style-name="P49">по каждому Пi — нормативы (нижняя и верхняя границы)</text:p>
      <text:p text:style-name="P40"/>
      <text:p text:style-name="P40"/>
      <text:p text:style-name="P40"><text:span text:style-name="T18">Х[t1] = {П(t1), П(t2)}</text:span> </text:p>
      <text:p text:style-name="P40"/>
      <text:p text:style-name="P55">Пi — которые вышли из нормативов</text:p>
      <text:p text:style-name="P55">Для них разрабатывается прямая вернуть в норму и регулировать эти нормы.</text:p>
      <text:p text:style-name="P41"/>
      <text:p text:style-name="P55">X[t2] = …</text:p>
      <text:p text:style-name="P41"/>
      <text:p text:style-name="P41"/>
      <text:p text:style-name="P51">Графическая модель предметной области — <text:span text:style-name="T19">на ней должны быть все предметы, птоки, критические ситуации.</text:span></text:p>
      <text:p text:style-name="P51"/>
      <text:p text:style-name="P52">В следующую среду:</text:p>
      <text:list xml:id="list7319267987103330405" text:style-name="L12">
        <text:list-item>
          <text:p text:style-name="P107">функциональная модель в форме спецификаций (сколько товаров в поставке)</text:p>
        </text:list-item>
        <text:list-item>
          <text:p text:style-name="P107">ограничения (бинарная связь — ограничение)</text:p>
        </text:list-item>
        <text:list-item>
          <text:p text:style-name="P107">метологичексая модель</text:p>
        </text:list-item>
        <text:list-item>
          <text:p text:style-name="P107">датологическая модель (схема в access)</text:p>
        </text:list-item>
        <text:list-item>
          <text:p text:style-name="P107">Графическая модель предметной области <text:span text:style-name="T19">(значки и картинки)</text:span></text:p>
        </text:list-item>
      </text:list>
      <text:p text:style-name="P52"/>
      <text:p text:style-name="P53"><text:soft-page-break/>Обратите внимание на имена, слова должны принадлежать предметной области, дискрипторы и синонимы не допускаются.</text:p>
      <text:p text:style-name="P51"><draw:custom-shape text:anchor-type="paragraph" draw:z-index="115" draw:name="Shape116" draw:style-name="gr71" svg:width="1.3571in" svg:height="0.398in" svg:x="0.5244in" svg:y="-0.1953in"><text:p>Дисциплина</text:p><draw:enhanced-geometry svg:viewBox="0 0 21600 21600" draw:type="rectangle" draw:enhanced-path="M 0 0 L 21600 0 21600 21600 0 21600 0 0 Z N"/></draw:custom-shape><draw:custom-shape text:anchor-type="paragraph" draw:z-index="124" draw:name="Shape125" draw:style-name="gr77" svg:width="1.4331in" svg:height="0.3661in" svg:x="4.8992in" svg:y="-0.4161in"><text:p>Дисциплина</text:p><draw:enhanced-geometry svg:viewBox="0 0 21600 21600" draw:type="rectangle" draw:enhanced-path="M 0 0 L 21600 0 21600 21600 0 21600 0 0 Z N"/></draw:custom-shape><draw:line text:anchor-type="paragraph" draw:z-index="129" draw:name="Shape130" draw:style-name="gr11" draw:text-style-name="P112" svg:x1="5.8083in" svg:y1="0.3925in" svg:x2="5.8083in" svg:y2="-0.0874in"><text:p/></draw:line><draw:frame text:anchor-type="paragraph" draw:z-index="133" draw:name="Shape134" draw:style-name="gr74" draw:text-style-name="P114" svg:width="0.2087in" svg:height="0.1925in" svg:x="6.0228in" svg:y="0.0327in"><draw:text-box><text:p>1</text:p></draw:text-box></draw:frame><draw:custom-shape text:anchor-type="paragraph" draw:z-index="135" draw:name="Shape136" draw:style-name="gr82" svg:width="1.2504in" svg:height="0.2531in" svg:x="-0.4862in" svg:y="-0.5937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137" draw:style-name="gr83" svg:width="1.2059in" svg:height="0.278in" svg:x="1.6354in" svg:y="-0.5244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7" draw:name="Shape138" draw:style-name="gr3" draw:text-style-name="P112" svg:x1="0.6819in" svg:y1="-0.3409in" svg:x2="0.8776in" svg:y2="-0.1512in"><text:p/></draw:line><draw:line text:anchor-type="paragraph" draw:z-index="138" draw:name="Shape139" draw:style-name="gr3" draw:text-style-name="P112" svg:x1="1.1866in" svg:y1="-0.2335in" svg:x2="1.8811in" svg:y2="-0.3661in"><text:p/></draw:line><draw:custom-shape text:anchor-type="paragraph" draw:z-index="143" draw:name="Shape144" draw:style-name="gr86" svg:width="0.8713in" svg:height="0.2469in" svg:x="3.5673in" svg:y="-0.5429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name="Shape145" draw:style-name="gr87" svg:width="0.9161in" svg:height="0.2087in" svg:x="3.5543in" svg:y="-0.0819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88" svg:width="0.0067in" svg:height="0.0197in" svg:x="4.2047in" svg:y="-0.4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Shape146" draw:style-name="gr3" draw:text-style-name="P112" svg:x1="4.5075in" svg:y1="0.0575in" svg:x2="4.9559in" svg:y2="-0.1445in"><text:p/></draw:line><draw:line text:anchor-type="paragraph" draw:z-index="147" draw:name="Shape147" draw:style-name="gr3" draw:text-style-name="P112" svg:x1="4.4382in" svg:y1="-0.4728in" svg:x2="5.0693in" svg:y2="-0.2012in"><text:p/></draw:line></text:p>
      <text:p text:style-name="P52"><draw:line text:anchor-type="paragraph" draw:z-index="118" draw:name="Shape119" draw:style-name="gr11" draw:text-style-name="P112" svg:x1="1.2563in" svg:y1="0.6047in" svg:x2="1.2374in" svg:y2="0.011in"><text:p/></draw:line><draw:frame text:anchor-type="paragraph" draw:z-index="120" draw:name="Shape121" draw:style-name="gr74" draw:text-style-name="P114" svg:width="0.2469in" svg:height="0.1925in" svg:x="1.4646in" svg:y="0.0929in"><draw:text-box><text:p>М</text:p></draw:text-box></draw:frame></text:p>
      <text:p text:style-name="P41"><draw:custom-shape text:anchor-type="paragraph" draw:z-index="125" draw:name="Shape126" draw:style-name="gr78" svg:width="0.9343in" svg:height="0.4421in" svg:x="5.3728in" svg:y="0.0091in"><text:p>Дисциплин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2"><draw:custom-shape text:anchor-type="paragraph" draw:z-index="116" draw:name="Shape117" draw:style-name="gr72" svg:width="1.4835in" svg:height="0.4925in" svg:x="0.5307in" svg:y="1.4583in"><text:p>Группа</text:p><draw:enhanced-geometry svg:viewBox="0 0 21600 21600" draw:type="rectangle" draw:enhanced-path="M 0 0 L 21600 0 21600 21600 0 21600 0 0 Z N"/></draw:custom-shape><draw:custom-shape text:anchor-type="paragraph" draw:z-index="117" draw:name="Shape118" draw:style-name="gr73" svg:width="1.787in" svg:height="0.4421in" svg:x="0.3917in" svg:y="0.2528in"><text:p>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9" draw:name="Shape120" draw:style-name="gr11" draw:text-style-name="P112" svg:x1="1.2945in" svg:y1="0.6945in" svg:x2="1.2693in" svg:y2="1.4583in"><text:p/></draw:line><draw:frame text:anchor-type="paragraph" draw:z-index="121" draw:name="Shape122" draw:style-name="gr74" draw:text-style-name="P114" svg:width="0.1961in" svg:height="0.1925in" svg:x="1.4335in" svg:y="1.2437in"><draw:text-box><text:p>М</text:p></draw:text-box></draw:frame><draw:custom-shape text:anchor-type="paragraph" draw:z-index="122" draw:name="Shape123" draw:style-name="gr75" svg:width="1.5213in" svg:height="0.3161in" svg:x="4.811in" svg:y="0.4228in"><text:p>Читается</text:p><draw:enhanced-geometry svg:viewBox="0 0 21600 21600" draw:type="rectangle" draw:enhanced-path="M 0 0 L 21600 0 21600 21600 0 21600 0 0 Z N"/></draw:custom-shape><draw:custom-shape text:anchor-type="paragraph" draw:z-index="123" draw:name="Shape124" draw:style-name="gr76" svg:width="1.5661in" svg:height="0.3476in" svg:x="4.861in" svg:y="2.3673in"><text:p>Группа</text:p><draw:enhanced-geometry svg:viewBox="0 0 21600 21600" draw:type="rectangle" draw:enhanced-path="M 0 0 L 21600 0 21600 21600 0 21600 0 0 Z N"/></draw:custom-shape><draw:custom-shape text:anchor-type="paragraph" draw:z-index="126" draw:name="Shape127" draw:style-name="gr79" svg:width="1.4024in" svg:height="0.4488in" svg:x="4.9366in" svg:y="1.3953in"><text:p>Групп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7" draw:name="Shape128" draw:style-name="gr11" draw:text-style-name="P112" svg:x1="5.6374in" svg:y1="1.8752in" svg:x2="5.6374in" svg:y2="2.3677in"><text:p/></draw:line><draw:line text:anchor-type="paragraph" draw:z-index="128" draw:name="Shape129" draw:style-name="gr11" draw:text-style-name="P112" svg:x1="5.6189in" svg:y1="1.3579in" svg:x2="5.6378in" svg:y2="0.739in"><text:p/></draw:line><draw:line text:anchor-type="paragraph" draw:z-index="130" draw:name="Shape131" draw:style-name="gr11" draw:text-style-name="P112" svg:x1="5.8591in" svg:y1="0.2591in" svg:x2="5.8591in" svg:y2="0.461in"><text:p/></draw:line><draw:frame text:anchor-type="paragraph" draw:z-index="131" draw:name="Shape132" draw:style-name="gr80" draw:text-style-name="P114" svg:width="0.2343in" svg:height="0.1961in" svg:x="5.8335in" svg:y="0.8717in"><draw:text-box><text:p>М</text:p></draw:text-box></draw:frame><draw:frame text:anchor-type="paragraph" draw:z-index="132" draw:name="Shape133" draw:style-name="gr74" draw:text-style-name="P114" svg:width="0.1776in" svg:height="0.1925in" svg:x="5.8272in" svg:y="2.1028in"><draw:text-box><text:p>1</text:p></draw:text-box></draw:frame><draw:frame text:anchor-type="paragraph" draw:z-index="134" draw:name="Shape135" draw:style-name="gr81" draw:text-style-name="P114" svg:width="0.2717in" svg:height="0.2024in" svg:x="5.972in" svg:y="0.2972in"><draw:text-box><text:p>М</text:p></draw:text-box></draw:frame><draw:line text:anchor-type="paragraph" draw:z-index="139" draw:name="Shape140" draw:style-name="gr3" draw:text-style-name="P112" svg:x1="0.8902in" svg:y1="1.9882in" svg:x2="0.5118in" svg:y2="2.3161in"><text:p/></draw:line><draw:line text:anchor-type="paragraph" draw:z-index="140" draw:name="Shape141" draw:style-name="gr3" draw:text-style-name="P112" svg:x1="1.5217in" svg:y1="1.9819in" svg:x2="2.2035in" svg:y2="2.5374in"><text:p/></draw:line><draw:custom-shape text:anchor-type="paragraph" draw:z-index="141" draw:name="Shape142" draw:style-name="gr84" svg:width="1.1114in" svg:height="0.4169in" svg:x="-0.139in" svg:y="2.3291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143" draw:style-name="gr85" svg:width="1.4205in" svg:height="0.3598in" svg:x="1.6228in" svg:y="2.5055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name="Shape148" draw:style-name="gr89" svg:width="1.0669in" svg:height="0.2024in" svg:x="3.5165in" svg:y="0.2528in"><text:p>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name="Shape149" draw:style-name="gr90" svg:width="1.0295in" svg:height="0.3287in" svg:x="4.7161in" svg:y="3.1063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name="Shape150" draw:style-name="gr91" svg:width="1.1807in" svg:height="0.2587in" svg:x="6.0354in" svg:y="3.1634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1" draw:name="Shape151" draw:style-name="gr3" draw:text-style-name="P112" svg:x1="5.2717in" svg:y1="3.1693in" svg:x2="5.3669in" svg:y2="2.6264in"><text:p/></draw:line><draw:line text:anchor-type="paragraph" draw:z-index="152" draw:name="Shape152" draw:style-name="gr3" draw:text-style-name="P112" svg:x1="6.1744in" svg:y1="2.6638in" svg:x2="6.5343in" svg:y2="3.2327in"><text:p/></draw:line><draw:custom-shape text:anchor-type="paragraph" draw:z-index="153" draw:name="Shape153" draw:style-name="gr92" svg:width="1.0043in" svg:height="0.1642in" svg:x="3.5354in" svg:y="0.5492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name="Shape154" draw:style-name="gr93" svg:width="1.0421in" svg:height="0.1453in" svg:x="3.5354in" svg:y="0.8457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5" draw:name="Shape155" draw:style-name="gr3" draw:text-style-name="P112" svg:x1="4.5835in" svg:y1="0.3661in" svg:x2="4.9244in" svg:y2="0.5051in"><text:p/></draw:line><draw:line text:anchor-type="paragraph" draw:z-index="156" draw:name="Shape156" draw:style-name="gr3" draw:text-style-name="P112" svg:x1="4.4953in" svg:y1="0.676in" svg:x2="5.2209in" svg:y2="0.6252in"><text:p/></draw:line><draw:line text:anchor-type="paragraph" draw:z-index="157" draw:name="Shape157" draw:style-name="gr3" draw:text-style-name="P112" svg:x1="4.5398in" svg:y1="0.9535in" svg:x2="4.9815in" svg:y2="0.6252in"><text:p/></draw:line> <text:s text:c="131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6">Принцип однократного ввода и многократного использования данных.</text:p>
      <text:p text:style-name="P43"/>
      <text:p text:style-name="P57">Язык манипулирования должен реализовать следущие основные информационные операции: </text:p>
      <text:list xml:id="list3736368007537436410" text:style-name="L13">
        <text:list-item>
          <text:p text:style-name="P108">Найти данные</text:p>
        </text:list-item>
        <text:list-item>
          <text:p text:style-name="P108">Читать данные</text:p>
        </text:list-item>
        <text:list-item>
          <text:p text:style-name="P108">Писать данные</text:p>
        </text:list-item>
        <text:list-item>
          <text:p text:style-name="P108">Удалить данные</text:p>
        </text:list-item>
        <text:list-item>
          <text:p text:style-name="P108">Изменение данных</text:p>
        </text:list-item>
      </text:list>
      <text:p text:style-name="P58"/>
      <text:p text:style-name="P58"/>
      <text:p text:style-name="P59">Модели архитектур</text:p>
      <text:p text:style-name="P59"/>
      <text:p text:style-name="P60">Централизованная система позволяет принципиально решить вопросы связи. Легче решать вопросы доступа.</text:p>
      <text:p text:style-name="P60"/>
      <text:p text:style-name="P60">Все вопросы администрирования решаются хорошо при центральной архитектуре. Если задачи рашаются в центральном офисе, то следует строить централизованную архитектуру.</text:p>
      <text:p text:style-name="P60"/>
      <text:p text:style-name="P60">При централизации снижается надежность банка данных. Если задачи распределены по офисам, то нет смысла загонять все в централизованную архитектуру. </text:p>
      <text:p text:style-name="P60"/>
      <text:p text:style-name="P60"/>
      <text:p text:style-name="P60">На практике чаще всего применяется комбинированная система. Но ядром все равно является локальный банк данных.</text:p>
      <text:p text:style-name="P60"/>
      <text:p text:style-name="P60"/>
      <text:p text:style-name="P60"><text:soft-page-break/>Система управления базой данных — специальный набор программ. </text:p>
      <text:p text:style-name="P60">Словарь данных — набор схем, описывающий структуру. </text:p>
      <text:p text:style-name="P60"/>
      <text:p text:style-name="P60">Если алгоритм не меняется, то вопросы представлнеия данных отделяются от алгоритма. Алгоритм пишется один раз, а данные представляются. Для этого нужно обеспечить независимость логики программ от базы данных. </text:p>
      <text:p text:style-name="P60"/>
      <text:p text:style-name="P61">Необходимо с<text:span text:style-name="T20">д</text:span>елать так, чтобы польз<text:span text:style-name="T20">ов</text:span>атель работал на <text:span text:style-name="T20">дескрипторном</text:span> языке, а система работала на формальном языке. Напрямую такую модель сделать не получается. Все синонимы, <text:span text:style-name="T20">а</text:span>нонимы должны быть убраны. Любое понятие вводится один раз и оно уникально. Менять его тоже нельзя. </text:p>
      <text:p text:style-name="P61"/>
      <text:p text:style-name="P61">В соответствии с независимостью пользователь пишет логику на ограниченном дескрипт<text:span text:style-name="T20">о</text:span>рном языке. Сотрудник — табельный номер, должность, и так далее. </text:p>
      <text:p text:style-name="P61"/>
      <text:p text:style-name="P61">Модель данных — совокупность описания данных и регулирования данных. </text:p>
      <text:p text:style-name="P61"/>
      <text:p text:style-name="P61"/>
      <text:p text:style-name="P61"/>
      <text:p text:style-name="P61">Математики пришли к выводу, что автоматически нельзя провести преобразование, однако если ввести дополнительные уровни (схемы) то возможно.</text:p>
      <text:p text:style-name="P62"/>
      <text:p text:style-name="P62"/>
      <text:p text:style-name="P63">Сущность — если проявляется точка интереса пользователя в предметной области, нужно вводить сущность. </text:p>
      <text:p text:style-name="P63"/>
      <text:p text:style-name="P64">Тип — набор однородных объектов.</text:p>
      <text:p text:style-name="P64">Экземпляр — конкретный объект в наборе.</text:p>
      <text:p text:style-name="P64"/>
      <text:p text:style-name="P65">Каждая вводимая сущность должна иметь уникальное имя.</text:p>
      <text:p text:style-name="P66">Атрибут — конструкция для моделирования характеристик свойств сущностей.</text:p>
      <text:p text:style-name="P66">Каждый тип атрибута должен иметь уникальное имя.</text:p>
      <text:p text:style-name="P66">Атрибут вводится на модель.</text:p>
      <text:p text:style-name="P67">Каждый тип сущностей уникален.</text:p>
      <text:p text:style-name="P68">Свойства в реальном мире принимают конкретные з<text:span text:style-name="T21">на</text:span>чения. По каждому атрибуту должен быть тип допустимых значений. </text:p>
      <text:p text:style-name="P69">Различают идентифицирующий атрибут и описательный.</text:p>
      <text:p text:style-name="P69"/>
      <text:p text:style-name="P69"/>
      <text:p text:style-name="P69"/>
      <text:p text:style-name="P110">Файл — именованное множество записей одного типа.</text:p>
      <text:p text:style-name="P110"/>
      <text:p text:style-name="P111">В колончатой моделе данных количество колонок n-1 в сравнении с плоским файлом. После все колонки оюъединяются в библиотеку <text:span text:style-name="T22">колонок.</text:span>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2:06:13.473367971</meta:creation-date>
    <dc:date>2018-10-31T13:08:40.685240279</dc:date>
    <meta:editing-duration>PT7H15S</meta:editing-duration>
    <meta:editing-cycles>75</meta:editing-cycles>
    <meta:generator>LibreOffice/5.1.6.2$Linux_X86_64 LibreOffice_project/10m0$Build-2</meta:generator>
    <meta:document-statistic meta:table-count="0" meta:image-count="0" meta:object-count="0" meta:page-count="9" meta:paragraph-count="185" meta:word-count="1369" meta:character-count="10324" meta:non-whitespace-character-count="8972"/>
  </office:meta>
</office:document-meta>
</file>